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3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MU Serif" fo:font-size="14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8cm" svg:height="0.67cm" svg:x="0.743cm" svg:y="3.278cm">
          <draw:text-box>
            <text:p><text:span text:style-name="T1">Subset </text:span><text:span text:style-name="T2">G/a</text:span></text:p>
          </draw:text-box>
        </draw:frame>
        <draw:frame draw:style-name="gr2" draw:text-style-name="P1" draw:layer="layout" svg:width="2.259cm" svg:height="0.67cm" svg:x="0.743cm" svg:y="3.978cm">
          <draw:text-box>
            <text:p><text:span text:style-name="T1">Su</text:span><text:span text:style-name="T1">bse</text:span><text:span text:style-name="T1">t </text:span><text:span text:style-name="T2">H/</text:span><text:span text:style-name="T2">a</text:span></text:p>
          </draw:text-box>
        </draw:frame>
        <draw:frame draw:style-name="gr3" draw:text-style-name="P1" draw:layer="layout" svg:width="2.242cm" svg:height="0.67cm" svg:x="0.744cm" svg:y="4.678cm">
          <draw:text-box>
            <text:p><text:span text:style-name="T1">Subset </text:span><text:span text:style-name="T2">J/a</text:span></text:p>
          </draw:text-box>
        </draw:frame>
        <draw:frame draw:style-name="gr4" draw:text-style-name="P1" draw:layer="layout" svg:width="1.365cm" svg:height="0.67cm" svg:x="0.745cm" svg:y="2.578cm">
          <draw:text-box>
            <text:p><text:span text:style-name="T1">S</text:span><text:span text:style-name="T1">e</text:span><text:span text:style-name="T1">t </text:span><text:span text:style-name="T2">F</text:span></text:p>
          </draw:text-box>
        </draw:frame>
        <draw:line draw:style-name="gr5" draw:text-style-name="P2" draw:layer="layout" svg:x1="3.013cm" svg:y1="2.913cm" svg:x2="3.235cm" svg:y2="2.913cm">
          <text:p/>
        </draw:line>
        <draw:frame draw:style-name="gr6" draw:text-style-name="P1" draw:layer="layout" svg:width="1.598cm" svg:height="0.67cm" svg:x="1.446cm" svg:y="1.778cm">
          <draw:text-box>
            <text:p><text:span text:style-name="T1">m</text:span><text:span text:style-name="T1">m. </text:span><text:span text:style-name="T1">#</text:span></text:p>
          </draw:text-box>
        </draw:frame>
        <draw:frame draw:style-name="gr3" draw:text-style-name="P1" draw:layer="layout" svg:width="2.242cm" svg:height="0.67cm" svg:x="0.744cm" svg:y="5.378cm">
          <draw:text-box>
            <text:p><text:span text:style-name="T1">Su</text:span><text:span text:style-name="T1">bs</text:span><text:span text:style-name="T1">et </text:span><text:span text:style-name="T2">J/</text:span><text:span text:style-name="T2">a</text:span></text:p>
          </draw:text-box>
        </draw:frame>
        <draw:line draw:style-name="gr5" draw:text-style-name="P2" draw:layer="layout" svg:x1="3.032cm" svg:y1="3.609cm" svg:x2="8.518cm" svg:y2="3.609cm">
          <text:p/>
        </draw:line>
        <draw:line draw:style-name="gr5" draw:text-style-name="P2" draw:layer="layout" svg:x1="4.911cm" svg:y1="4.313cm" svg:x2="6.08cm" svg:y2="4.313cm">
          <text:p/>
        </draw:line>
        <draw:frame draw:style-name="gr3" draw:text-style-name="P1" draw:layer="layout" svg:width="2.242cm" svg:height="0.67cm" svg:x="0.744cm" svg:y="6.078cm">
          <draw:text-box>
            <text:p><text:span text:style-name="T1">Subset </text:span><text:span text:style-name="T2">J/b</text:span></text:p>
          </draw:text-box>
        </draw:frame>
        <draw:frame draw:style-name="gr7" draw:text-style-name="P3" draw:layer="layout" svg:width="2.665cm" svg:height="0.835cm" svg:x="0.746cm" svg:y="0.878cm">
          <draw:text-box>
            <text:p><text:span text:style-name="T3">Intro:Se</text:span><text:span text:style-name="T3">c1</text:span></text:p>
          </draw:text-box>
        </draw:frame>
        <draw:line draw:style-name="gr5" draw:text-style-name="P2" draw:layer="layout" svg:x1="8.62cm" svg:y1="3.609cm" svg:x2="13.09cm" svg:y2="3.609cm">
          <text:p/>
        </draw:line>
        <draw:line draw:style-name="gr5" draw:text-style-name="P2" draw:layer="layout" svg:x1="13.192cm" svg:y1="3.61cm" svg:x2="17.662cm" svg:y2="3.61cm">
          <text:p/>
        </draw:line>
        <draw:line draw:style-name="gr5" draw:text-style-name="P2" draw:layer="layout" svg:x1="21.312cm" svg:y1="3.612cm" svg:x2="25.782cm" svg:y2="3.612cm">
          <text:p/>
        </draw:line>
        <draw:line draw:style-name="gr5" draw:text-style-name="P2" draw:layer="layout" svg:x1="17.759cm" svg:y1="3.61cm" svg:x2="21.218cm" svg:y2="3.61cm">
          <text:p/>
        </draw:line>
        <draw:line draw:style-name="gr5" draw:text-style-name="P2" draw:layer="layout" svg:x1="25.892cm" svg:y1="3.612cm" svg:x2="30.362cm" svg:y2="3.612cm">
          <text:p/>
        </draw:line>
        <draw:line draw:style-name="gr5" draw:text-style-name="P2" draw:layer="layout" svg:x1="30.468cm" svg:y1="3.612cm" svg:x2="34.426cm" svg:y2="3.612cm">
          <text:p/>
        </draw:line>
        <draw:line draw:style-name="gr5" draw:text-style-name="P2" draw:layer="layout" svg:x1="34.52cm" svg:y1="3.612cm" svg:x2="38.592cm" svg:y2="3.612cm">
          <text:p/>
        </draw:line>
        <draw:line draw:style-name="gr5" draw:text-style-name="P2" draw:layer="layout" svg:x1="9.49cm" svg:y1="4.313cm" svg:x2="10.659cm" svg:y2="4.313cm">
          <text:p/>
        </draw:line>
        <draw:line draw:style-name="gr5" draw:text-style-name="P2" draw:layer="layout" svg:x1="14.561cm" svg:y1="4.313cm" svg:x2="15.73cm" svg:y2="4.313cm">
          <text:p/>
        </draw:line>
        <draw:line draw:style-name="gr5" draw:text-style-name="P2" draw:layer="layout" svg:x1="18.627cm" svg:y1="4.313cm" svg:x2="19.796cm" svg:y2="4.313cm">
          <text:p/>
        </draw:line>
        <draw:line draw:style-name="gr5" draw:text-style-name="P2" draw:layer="layout" svg:x1="23.719cm" svg:y1="4.313cm" svg:x2="24.888cm" svg:y2="4.313cm">
          <text:p/>
        </draw:line>
        <draw:line draw:style-name="gr5" draw:text-style-name="P2" draw:layer="layout" svg:x1="28.281cm" svg:y1="4.313cm" svg:x2="29.45cm" svg:y2="4.313cm">
          <text:p/>
        </draw:line>
        <draw:line draw:style-name="gr5" draw:text-style-name="P2" draw:layer="layout" svg:x1="33.347cm" svg:y1="4.313cm" svg:x2="34.516cm" svg:y2="4.313cm">
          <text:p/>
        </draw:line>
        <draw:line draw:style-name="gr5" draw:text-style-name="P2" draw:layer="layout" svg:x1="37.426cm" svg:y1="4.313cm" svg:x2="38.595cm" svg:y2="4.313cm">
          <text:p/>
        </draw:line>
        <draw:line draw:style-name="gr5" draw:text-style-name="P2" draw:layer="layout" svg:x1="6.058cm" svg:y1="6.413cm" svg:x2="6.791cm" svg:y2="6.413cm">
          <text:p/>
        </draw:line>
        <draw:line draw:style-name="gr5" draw:text-style-name="P2" draw:layer="layout" svg:x1="10.659cm" svg:y1="6.413cm" svg:x2="11.392cm" svg:y2="6.413cm">
          <text:p/>
        </draw:line>
        <draw:line draw:style-name="gr5" draw:text-style-name="P2" draw:layer="layout" svg:x1="14.704cm" svg:y1="6.413cm" svg:x2="15.437cm" svg:y2="6.413cm">
          <text:p/>
        </draw:line>
        <draw:line draw:style-name="gr5" draw:text-style-name="P2" draw:layer="layout" svg:x1="18.772cm" svg:y1="6.413cm" svg:x2="19.505cm" svg:y2="6.413cm">
          <text:p/>
        </draw:line>
        <draw:line draw:style-name="gr5" draw:text-style-name="P2" draw:layer="layout" svg:x1="22.858cm" svg:y1="6.413cm" svg:x2="23.591cm" svg:y2="6.413cm">
          <text:p/>
        </draw:line>
        <draw:line draw:style-name="gr5" draw:text-style-name="P2" draw:layer="layout" svg:x1="27.411cm" svg:y1="6.413cm" svg:x2="28.144cm" svg:y2="6.413cm">
          <text:p/>
        </draw:line>
        <draw:line draw:style-name="gr5" draw:text-style-name="P2" draw:layer="layout" svg:x1="31.486cm" svg:y1="6.413cm" svg:x2="32.219cm" svg:y2="6.413cm">
          <text:p/>
        </draw:line>
        <draw:line draw:style-name="gr5" draw:text-style-name="P2" draw:layer="layout" svg:x1="35.587cm" svg:y1="6.413cm" svg:x2="36.32cm" svg:y2="6.413cm">
          <text:p/>
        </draw:line>
        <draw:line draw:style-name="gr5" draw:text-style-name="P2" draw:layer="layout" svg:x1="6.588cm" svg:y1="5.013cm" svg:x2="7.096cm" svg:y2="5.013cm">
          <text:p/>
        </draw:line>
        <draw:line draw:style-name="gr5" draw:text-style-name="P2" draw:layer="layout" svg:x1="11.154cm" svg:y1="5.013cm" svg:x2="11.662cm" svg:y2="5.013cm">
          <text:p/>
        </draw:line>
        <draw:line draw:style-name="gr5" draw:text-style-name="P2" draw:layer="layout" svg:x1="14.97cm" svg:y1="5.013cm" svg:x2="15.884cm" svg:y2="5.013cm">
          <text:p/>
        </draw:line>
        <draw:line draw:style-name="gr5" draw:text-style-name="P2" draw:layer="layout" svg:x1="19.044cm" svg:y1="5.013cm" svg:x2="19.958cm" svg:y2="5.013cm">
          <text:p/>
        </draw:line>
        <draw:line draw:style-name="gr5" draw:text-style-name="P2" draw:layer="layout" svg:x1="22.844cm" svg:y1="5.013cm" svg:x2="24.063cm" svg:y2="5.013cm">
          <text:p/>
        </draw:line>
        <draw:line draw:style-name="gr5" draw:text-style-name="P2" draw:layer="layout" svg:x1="27.412cm" svg:y1="5.013cm" svg:x2="28.631cm" svg:y2="5.013cm">
          <text:p/>
        </draw:line>
        <draw:line draw:style-name="gr5" draw:text-style-name="P2" draw:layer="layout" svg:x1="31.259cm" svg:y1="5.013cm" svg:x2="33.004cm" svg:y2="5.013cm">
          <text:p/>
        </draw:line>
        <draw:line draw:style-name="gr5" draw:text-style-name="P2" draw:layer="layout" svg:x1="35.321cm" svg:y1="5.013cm" svg:x2="37.066cm" svg:y2="5.013cm">
          <text:p/>
        </draw:line>
        <draw:line draw:style-name="gr5" draw:text-style-name="P2" draw:layer="layout" svg:x1="5.812cm" svg:y1="5.713cm" svg:x2="6.74cm" svg:y2="5.713cm">
          <text:p/>
        </draw:line>
        <draw:line draw:style-name="gr5" draw:text-style-name="P2" draw:layer="layout" svg:x1="10.412cm" svg:y1="5.713cm" svg:x2="11.34cm" svg:y2="5.713cm">
          <text:p/>
        </draw:line>
        <draw:line draw:style-name="gr5" draw:text-style-name="P2" draw:layer="layout" svg:x1="14.212cm" svg:y1="5.713cm" svg:x2="15.528cm" svg:y2="5.713cm">
          <text:p/>
        </draw:line>
        <draw:line draw:style-name="gr5" draw:text-style-name="P2" draw:layer="layout" svg:x1="18.27cm" svg:y1="5.713cm" svg:x2="19.586cm" svg:y2="5.713cm">
          <text:p/>
        </draw:line>
        <draw:line draw:style-name="gr5" draw:text-style-name="P2" draw:layer="layout" svg:x1="22.132cm" svg:y1="5.713cm" svg:x2="23.86cm" svg:y2="5.713cm">
          <text:p/>
        </draw:line>
        <draw:line draw:style-name="gr5" draw:text-style-name="P2" draw:layer="layout" svg:x1="26.672cm" svg:y1="5.713cm" svg:x2="28.4cm" svg:y2="5.713cm">
          <text:p/>
        </draw:line>
        <draw:line draw:style-name="gr5" draw:text-style-name="P2" draw:layer="layout" svg:x1="30.472cm" svg:y1="5.713cm" svg:x2="32.648cm" svg:y2="5.713cm">
          <text:p/>
        </draw:line>
        <draw:line draw:style-name="gr5" draw:text-style-name="P2" draw:layer="layout" svg:x1="34.528cm" svg:y1="5.713cm" svg:x2="36.704cm" svg:y2="5.713cm">
          <text:p/>
        </draw:line>
        <draw:frame draw:style-name="gr1" draw:text-style-name="P1" draw:layer="layout" svg:width="2.268cm" svg:height="0.67cm" svg:x="0.743cm" svg:y="9.278cm">
          <draw:text-box>
            <text:p><text:span text:style-name="T1">Subset </text:span><text:span text:style-name="T2">G/a</text:span></text:p>
          </draw:text-box>
        </draw:frame>
        <draw:frame draw:style-name="gr2" draw:text-style-name="P1" draw:layer="layout" svg:width="2.259cm" svg:height="0.67cm" svg:x="0.743cm" svg:y="9.978cm">
          <draw:text-box>
            <text:p><text:span text:style-name="T1">Subset </text:span><text:span text:style-name="T2">H/a</text:span></text:p>
          </draw:text-box>
        </draw:frame>
        <draw:frame draw:style-name="gr3" draw:text-style-name="P1" draw:layer="layout" svg:width="2.242cm" svg:height="0.67cm" svg:x="0.744cm" svg:y="10.678cm">
          <draw:text-box>
            <text:p><text:span text:style-name="T1">Su</text:span><text:span text:style-name="T1">bse</text:span><text:span text:style-name="T1">t </text:span><text:span text:style-name="T2">J/</text:span><text:span text:style-name="T2">a</text:span></text:p>
          </draw:text-box>
        </draw:frame>
        <draw:frame draw:style-name="gr4" draw:text-style-name="P1" draw:layer="layout" svg:width="1.365cm" svg:height="0.67cm" svg:x="0.745cm" svg:y="8.578cm">
          <draw:text-box>
            <text:p><text:span text:style-name="T1">Set </text:span><text:span text:style-name="T2">F</text:span></text:p>
          </draw:text-box>
        </draw:frame>
        <draw:frame draw:style-name="gr8" draw:text-style-name="P1" draw:layer="layout" svg:width="1.303cm" svg:height="0.67cm" svg:x="2.804cm" svg:y="7.778cm">
          <draw:text-box>
            <text:p><text:span text:style-name="T1">1</text:span><text:span text:style-name="T1">0</text:span><text:span text:style-name="T1">9</text:span></text:p>
          </draw:text-box>
        </draw:frame>
        <draw:frame draw:style-name="gr8" draw:text-style-name="P1" draw:layer="layout" svg:width="1.303cm" svg:height="0.67cm" svg:x="4.847cm" svg:y="7.778cm">
          <draw:text-box>
            <text:p><text:span text:style-name="T1">1</text:span><text:span text:style-name="T1">1</text:span><text:span text:style-name="T1">3</text:span></text:p>
          </draw:text-box>
        </draw:frame>
        <draw:frame draw:style-name="gr8" draw:text-style-name="P1" draw:layer="layout" svg:width="1.303cm" svg:height="0.67cm" svg:x="7.332cm" svg:y="7.778cm">
          <draw:text-box>
            <text:p><text:span text:style-name="T1">1</text:span><text:span text:style-name="T1">1</text:span><text:span text:style-name="T1">8</text:span></text:p>
          </draw:text-box>
        </draw:frame>
        <draw:frame draw:style-name="gr8" draw:text-style-name="P1" draw:layer="layout" svg:width="1.303cm" svg:height="0.67cm" svg:x="9.883cm" svg:y="7.778cm">
          <draw:text-box>
            <text:p><text:span text:style-name="T1">1</text:span><text:span text:style-name="T1">2</text:span><text:span text:style-name="T1">3</text:span></text:p>
          </draw:text-box>
        </draw:frame>
        <draw:frame draw:style-name="gr9" draw:text-style-name="P1" draw:layer="layout" svg:width="1.302cm" svg:height="0.67cm" svg:x="12.435cm" svg:y="7.778cm">
          <draw:text-box>
            <text:p><text:span text:style-name="T1">1</text:span><text:span text:style-name="T1">2</text:span><text:span text:style-name="T1">8</text:span></text:p>
          </draw:text-box>
        </draw:frame>
        <draw:frame draw:style-name="gr10" draw:text-style-name="P1" draw:layer="layout" svg:width="1.492cm" svg:height="0.67cm" svg:x="14.971cm" svg:y="7.778cm">
          <draw:text-box>
            <text:p><text:span text:style-name="T1">1</text:span><text:span text:style-name="T1">3</text:span><text:span text:style-name="T1">3</text:span></text:p>
          </draw:text-box>
        </draw:frame>
        <draw:frame draw:style-name="gr11" draw:text-style-name="P1" draw:layer="layout" svg:width="1.493cm" svg:height="0.67cm" svg:x="17.545cm" svg:y="7.778cm">
          <draw:text-box>
            <text:p><text:span text:style-name="T1">138</text:span></text:p>
          </draw:text-box>
        </draw:frame>
        <draw:frame draw:style-name="gr10" draw:text-style-name="P1" draw:layer="layout" svg:width="1.492cm" svg:height="0.67cm" svg:x="20.062cm" svg:y="7.778cm">
          <draw:text-box>
            <text:p><text:span text:style-name="T1">14</text:span><text:span text:style-name="T1">3</text:span></text:p>
          </draw:text-box>
        </draw:frame>
        <draw:frame draw:style-name="gr6" draw:text-style-name="P1" draw:layer="layout" svg:width="1.598cm" svg:height="0.67cm" svg:x="1.446cm" svg:y="7.778cm">
          <draw:text-box>
            <text:p><text:span text:style-name="T1">m</text:span><text:span text:style-name="T1">m. </text:span><text:span text:style-name="T1">#</text:span></text:p>
          </draw:text-box>
        </draw:frame>
        <draw:frame draw:style-name="gr3" draw:text-style-name="P1" draw:layer="layout" svg:width="2.242cm" svg:height="0.67cm" svg:x="0.744cm" svg:y="11.378cm">
          <draw:text-box>
            <text:p><text:span text:style-name="T1">Su</text:span><text:span text:style-name="T1">bs</text:span><text:span text:style-name="T1">et </text:span><text:span text:style-name="T2">J/</text:span><text:span text:style-name="T2">a</text:span></text:p>
          </draw:text-box>
        </draw:frame>
        <draw:line draw:style-name="gr5" draw:text-style-name="P2" draw:layer="layout" svg:x1="3.032cm" svg:y1="9.613cm" svg:x2="8.01cm" svg:y2="9.613cm">
          <text:p/>
        </draw:line>
        <draw:frame draw:style-name="gr3" draw:text-style-name="P1" draw:layer="layout" svg:width="2.242cm" svg:height="0.67cm" svg:x="0.744cm" svg:y="12.078cm">
          <draw:text-box>
            <text:p><text:span text:style-name="T1">Su</text:span><text:span text:style-name="T1">bse</text:span><text:span text:style-name="T1">t </text:span><text:span text:style-name="T2">J/b</text:span></text:p>
          </draw:text-box>
        </draw:frame>
        <draw:frame draw:style-name="gr7" draw:text-style-name="P3" draw:layer="layout" svg:width="2.665cm" svg:height="0.835cm" svg:x="0.746cm" svg:y="6.878cm">
          <draw:text-box>
            <text:p><text:span text:style-name="T3">V</text:span><text:span text:style-name="T3">ar</text:span><text:span text:style-name="T3">1:</text:span><text:span text:style-name="T3">Se</text:span><text:span text:style-name="T3">c1</text:span></text:p>
          </draw:text-box>
        </draw:frame>
        <draw:frame draw:style-name="gr8" draw:text-style-name="P1" draw:layer="layout" svg:width="1.303cm" svg:height="0.67cm" svg:x="22.604cm" svg:y="7.778cm">
          <draw:text-box>
            <text:p><text:span text:style-name="T1">148</text:span></text:p>
          </draw:text-box>
        </draw:frame>
        <draw:frame draw:style-name="gr8" draw:text-style-name="P1" draw:layer="layout" svg:width="1.303cm" svg:height="0.67cm" svg:x="25.134cm" svg:y="7.778cm">
          <draw:text-box>
            <text:p><text:span text:style-name="T1">153</text:span></text:p>
          </draw:text-box>
        </draw:frame>
        <draw:frame draw:style-name="gr8" draw:text-style-name="P1" draw:layer="layout" svg:width="1.303cm" svg:height="0.67cm" svg:x="27.69cm" svg:y="7.778cm">
          <draw:text-box>
            <text:p><text:span text:style-name="T1">158</text:span></text:p>
          </draw:text-box>
        </draw:frame>
        <draw:frame draw:style-name="gr8" draw:text-style-name="P1" draw:layer="layout" svg:width="1.303cm" svg:height="0.67cm" svg:x="30.183cm" svg:y="7.778cm">
          <draw:text-box>
            <text:p><text:span text:style-name="T1">163</text:span></text:p>
          </draw:text-box>
        </draw:frame>
        <draw:frame draw:style-name="gr9" draw:text-style-name="P1" draw:layer="layout" svg:width="1.302cm" svg:height="0.67cm" svg:x="32.777cm" svg:y="7.778cm">
          <draw:text-box>
            <text:p><text:span text:style-name="T1">168</text:span></text:p>
          </draw:text-box>
        </draw:frame>
        <draw:line draw:style-name="gr5" draw:text-style-name="P2" draw:layer="layout" svg:x1="8.112cm" svg:y1="9.613cm" svg:x2="11.566cm" svg:y2="9.613cm">
          <text:p/>
        </draw:line>
        <draw:line draw:style-name="gr5" draw:text-style-name="P2" draw:layer="layout" svg:x1="11.668cm" svg:y1="9.61cm" svg:x2="15.63cm" svg:y2="9.61cm">
          <text:p/>
        </draw:line>
        <draw:line draw:style-name="gr5" draw:text-style-name="P2" draw:layer="layout" svg:x1="15.732cm" svg:y1="9.61cm" svg:x2="19.186cm" svg:y2="9.61cm">
          <text:p/>
        </draw:line>
        <draw:line draw:style-name="gr5" draw:text-style-name="P2" draw:layer="layout" svg:x1="19.286cm" svg:y1="9.613cm" svg:x2="23.25cm" svg:y2="9.613cm">
          <text:p/>
        </draw:line>
        <draw:line draw:style-name="gr5" draw:text-style-name="P2" draw:layer="layout" svg:x1="23.352cm" svg:y1="9.614cm" svg:x2="26.806cm" svg:y2="9.614cm">
          <text:p/>
        </draw:line>
        <draw:line draw:style-name="gr5" draw:text-style-name="P2" draw:layer="layout" svg:x1="26.908cm" svg:y1="9.611cm" svg:x2="30.87cm" svg:y2="9.611cm">
          <text:p/>
        </draw:line>
        <draw:line draw:style-name="gr5" draw:text-style-name="P2" draw:layer="layout" svg:x1="30.974cm" svg:y1="9.611cm" svg:x2="34.528cm" svg:y2="9.611cm">
          <text:p/>
        </draw:line>
        <draw:line draw:style-name="gr5" draw:text-style-name="P2" draw:layer="layout" svg:x1="4.907cm" svg:y1="10.313cm" svg:x2="6.076cm" svg:y2="10.313cm">
          <text:p/>
        </draw:line>
        <draw:line draw:style-name="gr5" draw:text-style-name="P2" draw:layer="layout" svg:x1="6.065cm" svg:y1="12.413cm" svg:x2="6.798cm" svg:y2="12.413cm">
          <text:p/>
        </draw:line>
        <draw:line draw:style-name="gr5" draw:text-style-name="P2" draw:layer="layout" svg:x1="5.925cm" svg:y1="11.013cm" svg:x2="8.315cm" svg:y2="11.013cm">
          <text:p/>
        </draw:line>
        <draw:line draw:style-name="gr5" draw:text-style-name="P2" draw:layer="layout" svg:x1="5.44cm" svg:y1="11.713cm" svg:x2="7.858cm" svg:y2="11.713cm">
          <text:p/>
        </draw:line>
        <draw:line draw:style-name="gr5" draw:text-style-name="P2" draw:layer="layout" svg:x1="9.987cm" svg:y1="10.313cm" svg:x2="11.156cm" svg:y2="10.313cm">
          <text:p/>
        </draw:line>
        <draw:line draw:style-name="gr5" draw:text-style-name="P2" draw:layer="layout" svg:x1="9.64cm" svg:y1="11.713cm" svg:x2="11.668cm" svg:y2="11.713cm">
          <text:p/>
        </draw:line>
        <draw:line draw:style-name="gr5" draw:text-style-name="P2" draw:layer="layout" svg:x1="10.125cm" svg:y1="11.013cm" svg:x2="12.176cm" svg:y2="11.013cm">
          <text:p/>
        </draw:line>
        <draw:line draw:style-name="gr5" draw:text-style-name="P2" draw:layer="layout" svg:x1="10.138cm" svg:y1="12.413cm" svg:x2="10.871cm" svg:y2="12.413cm">
          <text:p/>
        </draw:line>
        <draw:line draw:style-name="gr5" draw:text-style-name="P2" draw:layer="layout" svg:x1="14.211cm" svg:y1="12.413cm" svg:x2="14.944cm" svg:y2="12.413cm">
          <text:p/>
        </draw:line>
        <draw:line draw:style-name="gr5" draw:text-style-name="P2" draw:layer="layout" svg:x1="15.088cm" svg:y1="10.313cm" svg:x2="16.257cm" svg:y2="10.313cm">
          <text:p/>
        </draw:line>
        <draw:line draw:style-name="gr5" draw:text-style-name="P2" draw:layer="layout" svg:x1="14.04cm" svg:y1="11.713cm" svg:x2="15.478cm" svg:y2="11.713cm">
          <text:p/>
        </draw:line>
        <draw:line draw:style-name="gr5" draw:text-style-name="P2" draw:layer="layout" svg:x1="14.38cm" svg:y1="11.013cm" svg:x2="15.986cm" svg:y2="11.013cm">
          <text:p/>
        </draw:line>
        <draw:line draw:style-name="gr5" draw:text-style-name="P2" draw:layer="layout" svg:x1="18.269cm" svg:y1="12.413cm" svg:x2="19.002cm" svg:y2="12.413cm">
          <text:p/>
        </draw:line>
        <draw:line draw:style-name="gr5" draw:text-style-name="P2" draw:layer="layout" svg:x1="18.04cm" svg:y1="11.713cm" svg:x2="19.796cm" svg:y2="11.713cm">
          <text:p/>
        </draw:line>
        <draw:line draw:style-name="gr5" draw:text-style-name="P2" draw:layer="layout" svg:x1="18.627cm" svg:y1="11.013cm" svg:x2="19.811cm" svg:y2="11.013cm">
          <text:p/>
        </draw:line>
        <draw:line draw:style-name="gr5" draw:text-style-name="P2" draw:layer="layout" svg:x1="20.154cm" svg:y1="10.313cm" svg:x2="21.323cm" svg:y2="10.313cm">
          <text:p/>
        </draw:line>
        <draw:line draw:style-name="gr5" draw:text-style-name="P2" draw:layer="layout" svg:x1="22.331cm" svg:y1="12.413cm" svg:x2="23.064cm" svg:y2="12.413cm">
          <text:p/>
        </draw:line>
        <draw:line draw:style-name="gr5" draw:text-style-name="P2" draw:layer="layout" svg:x1="22.327cm" svg:y1="11.713cm" svg:x2="23.098cm" svg:y2="11.713cm">
          <text:p/>
        </draw:line>
        <draw:line draw:style-name="gr5" draw:text-style-name="P2" draw:layer="layout" svg:x1="22.837cm" svg:y1="11.013cm" svg:x2="23.608cm" svg:y2="11.013cm">
          <text:p/>
        </draw:line>
        <draw:line draw:style-name="gr5" draw:text-style-name="P2" draw:layer="layout" svg:x1="25.256cm" svg:y1="10.313cm" svg:x2="26.425cm" svg:y2="10.313cm">
          <text:p/>
        </draw:line>
        <draw:line draw:style-name="gr5" draw:text-style-name="P2" draw:layer="layout" svg:x1="26.403cm" svg:y1="12.413cm" svg:x2="27.136cm" svg:y2="12.413cm">
          <text:p/>
        </draw:line>
        <draw:line draw:style-name="gr5" draw:text-style-name="P2" draw:layer="layout" svg:x1="26.933cm" svg:y1="11.013cm" svg:x2="27.441cm" svg:y2="11.013cm">
          <text:p/>
        </draw:line>
        <draw:line draw:style-name="gr5" draw:text-style-name="P2" draw:layer="layout" svg:x1="26.157cm" svg:y1="11.713cm" svg:x2="27.085cm" svg:y2="11.713cm">
          <text:p/>
        </draw:line>
        <draw:line draw:style-name="gr5" draw:text-style-name="P2" draw:layer="layout" svg:x1="30.298cm" svg:y1="10.313cm" svg:x2="31.467cm" svg:y2="10.313cm">
          <text:p/>
        </draw:line>
        <draw:line draw:style-name="gr5" draw:text-style-name="P2" draw:layer="layout" svg:x1="30.441cm" svg:y1="12.413cm" svg:x2="31.174cm" svg:y2="12.413cm">
          <text:p/>
        </draw:line>
        <draw:line draw:style-name="gr5" draw:text-style-name="P2" draw:layer="layout" svg:x1="30.707cm" svg:y1="11.013cm" svg:x2="31.621cm" svg:y2="11.013cm">
          <text:p/>
        </draw:line>
        <draw:line draw:style-name="gr5" draw:text-style-name="P2" draw:layer="layout" svg:x1="29.949cm" svg:y1="11.713cm" svg:x2="31.073cm" svg:y2="11.713cm">
          <text:p/>
        </draw:line>
        <draw:line draw:style-name="gr5" draw:text-style-name="P2" draw:layer="layout" svg:x1="33.766cm" svg:y1="11.713cm" svg:x2="34.528cm" svg:y2="11.713cm">
          <text:p/>
        </draw:line>
        <draw:line draw:style-name="gr5" draw:text-style-name="P2" draw:layer="layout" svg:x1="3.526cm" svg:y1="2.913cm" svg:x2="3.748cm" svg:y2="2.913cm">
          <text:p/>
        </draw:line>
        <draw:line draw:style-name="gr5" draw:text-style-name="P2" draw:layer="layout" svg:x1="4.013cm" svg:y1="8.913cm" svg:x2="4.235cm" svg:y2="8.913cm">
          <text:p/>
        </draw:line>
        <draw:line draw:style-name="gr5" draw:text-style-name="P2" draw:layer="layout" svg:x1="5.574cm" svg:y1="8.913cm" svg:x2="5.796cm" svg:y2="8.913cm">
          <text:p/>
        </draw:line>
        <draw:line draw:style-name="gr5" draw:text-style-name="P2" draw:layer="layout" svg:x1="8.107cm" svg:y1="8.913cm" svg:x2="8.329cm" svg:y2="8.913cm">
          <text:p/>
        </draw:line>
        <draw:line draw:style-name="gr5" draw:text-style-name="P2" draw:layer="layout" svg:x1="9.129cm" svg:y1="8.913cm" svg:x2="9.351cm" svg:y2="8.913cm">
          <text:p/>
        </draw:line>
        <draw:line draw:style-name="gr5" draw:text-style-name="P2" draw:layer="layout" svg:x1="11.668cm" svg:y1="8.913cm" svg:x2="11.89cm" svg:y2="8.913cm">
          <text:p/>
        </draw:line>
        <draw:line draw:style-name="gr5" draw:text-style-name="P2" draw:layer="layout" svg:x1="13.19cm" svg:y1="8.913cm" svg:x2="13.412cm" svg:y2="8.913cm">
          <text:p/>
        </draw:line>
        <draw:line draw:style-name="gr5" draw:text-style-name="P2" draw:layer="layout" svg:x1="15.723cm" svg:y1="8.913cm" svg:x2="15.945cm" svg:y2="8.913cm">
          <text:p/>
        </draw:line>
        <draw:line draw:style-name="gr5" draw:text-style-name="P2" draw:layer="layout" svg:x1="16.334cm" svg:y1="8.913cm" svg:x2="16.556cm" svg:y2="8.913cm">
          <text:p/>
        </draw:line>
        <draw:line draw:style-name="gr5" draw:text-style-name="P2" draw:layer="layout" svg:x1="16.734cm" svg:y1="8.913cm" svg:x2="16.956cm" svg:y2="8.913cm">
          <text:p/>
        </draw:line>
        <draw:line draw:style-name="gr5" draw:text-style-name="P2" draw:layer="layout" svg:x1="19.274cm" svg:y1="8.913cm" svg:x2="19.496cm" svg:y2="8.913cm">
          <text:p/>
        </draw:line>
        <draw:line draw:style-name="gr5" draw:text-style-name="P2" draw:layer="layout" svg:x1="19.784cm" svg:y1="8.913cm" svg:x2="20.006cm" svg:y2="8.913cm">
          <text:p/>
        </draw:line>
        <draw:line draw:style-name="gr5" draw:text-style-name="P2" draw:layer="layout" svg:x1="20.804cm" svg:y1="8.913cm" svg:x2="21.026cm" svg:y2="8.913cm">
          <text:p/>
        </draw:line>
        <draw:line draw:style-name="gr5" draw:text-style-name="P2" draw:layer="layout" svg:x1="23.356cm" svg:y1="8.913cm" svg:x2="23.578cm" svg:y2="8.913cm">
          <text:p/>
        </draw:line>
        <draw:line draw:style-name="gr5" draw:text-style-name="P2" draw:layer="layout" svg:x1="23.967cm" svg:y1="8.913cm" svg:x2="24.189cm" svg:y2="8.913cm">
          <text:p/>
        </draw:line>
        <draw:line draw:style-name="gr5" draw:text-style-name="P2" draw:layer="layout" svg:x1="24.367cm" svg:y1="8.913cm" svg:x2="24.589cm" svg:y2="8.913cm">
          <text:p/>
        </draw:line>
        <draw:line draw:style-name="gr5" draw:text-style-name="P2" draw:layer="layout" svg:x1="26.906cm" svg:y1="8.913cm" svg:x2="27.128cm" svg:y2="8.913cm">
          <text:p/>
        </draw:line>
        <draw:line draw:style-name="gr5" draw:text-style-name="P2" draw:layer="layout" svg:x1="27.416cm" svg:y1="8.913cm" svg:x2="27.638cm" svg:y2="8.913cm">
          <text:p/>
        </draw:line>
        <draw:line draw:style-name="gr5" draw:text-style-name="P2" draw:layer="layout" svg:x1="28.436cm" svg:y1="8.913cm" svg:x2="28.658cm" svg:y2="8.913cm">
          <text:p/>
        </draw:line>
        <draw:line draw:style-name="gr5" draw:text-style-name="P2" draw:layer="layout" svg:x1="30.973cm" svg:y1="8.913cm" svg:x2="31.195cm" svg:y2="8.913cm">
          <text:p/>
        </draw:line>
        <draw:line draw:style-name="gr5" draw:text-style-name="P2" draw:layer="layout" svg:x1="31.584cm" svg:y1="8.913cm" svg:x2="31.806cm" svg:y2="8.913cm">
          <text:p/>
        </draw:line>
        <draw:line draw:style-name="gr5" draw:text-style-name="P2" draw:layer="layout" svg:x1="31.984cm" svg:y1="8.913cm" svg:x2="32.206cm" svg:y2="8.913cm">
          <text:p/>
        </draw:line>
        <draw:frame draw:style-name="gr1" draw:text-style-name="P1" draw:layer="layout" svg:width="2.268cm" svg:height="0.67cm" svg:x="0.743cm" svg:y="15.278cm">
          <draw:text-box>
            <text:p><text:span text:style-name="T1">Subset </text:span><text:span text:style-name="T2">G/a</text:span></text:p>
          </draw:text-box>
        </draw:frame>
        <draw:frame draw:style-name="gr2" draw:text-style-name="P1" draw:layer="layout" svg:width="2.259cm" svg:height="0.67cm" svg:x="0.743cm" svg:y="15.978cm">
          <draw:text-box>
            <text:p><text:span text:style-name="T1">Subset </text:span><text:span text:style-name="T2">H/a</text:span></text:p>
          </draw:text-box>
        </draw:frame>
        <draw:frame draw:style-name="gr3" draw:text-style-name="P1" draw:layer="layout" svg:width="2.242cm" svg:height="0.67cm" svg:x="0.744cm" svg:y="16.678cm">
          <draw:text-box>
            <text:p><text:span text:style-name="T1">Subset </text:span><text:span text:style-name="T2">J/a</text:span></text:p>
          </draw:text-box>
        </draw:frame>
        <draw:frame draw:style-name="gr4" draw:text-style-name="P1" draw:layer="layout" svg:width="1.365cm" svg:height="0.67cm" svg:x="0.745cm" svg:y="14.578cm">
          <draw:text-box>
            <text:p><text:span text:style-name="T1">Set </text:span><text:span text:style-name="T2">F</text:span></text:p>
          </draw:text-box>
        </draw:frame>
        <draw:frame draw:style-name="gr8" draw:text-style-name="P1" draw:layer="layout" svg:width="1.303cm" svg:height="0.67cm" svg:x="2.804cm" svg:y="13.778cm">
          <draw:text-box>
            <text:p><text:span text:style-name="T1">268</text:span></text:p>
          </draw:text-box>
        </draw:frame>
        <draw:frame draw:style-name="gr8" draw:text-style-name="P1" draw:layer="layout" svg:width="1.303cm" svg:height="0.67cm" svg:x="4.847cm" svg:y="13.778cm">
          <draw:text-box>
            <text:p><text:span text:style-name="T1">273</text:span></text:p>
          </draw:text-box>
        </draw:frame>
        <draw:frame draw:style-name="gr8" draw:text-style-name="P1" draw:layer="layout" svg:width="1.303cm" svg:height="0.67cm" svg:x="7.332cm" svg:y="13.778cm">
          <draw:text-box>
            <text:p><text:span text:style-name="T1">278</text:span></text:p>
          </draw:text-box>
        </draw:frame>
        <draw:frame draw:style-name="gr8" draw:text-style-name="P1" draw:layer="layout" svg:width="1.303cm" svg:height="0.67cm" svg:x="9.883cm" svg:y="13.778cm">
          <draw:text-box>
            <text:p><text:span text:style-name="T1">283</text:span></text:p>
          </draw:text-box>
        </draw:frame>
        <draw:frame draw:style-name="gr9" draw:text-style-name="P1" draw:layer="layout" svg:width="1.302cm" svg:height="0.67cm" svg:x="12.435cm" svg:y="13.778cm">
          <draw:text-box>
            <text:p><text:span text:style-name="T1">2</text:span><text:span text:style-name="T1">8</text:span><text:span text:style-name="T1">8</text:span></text:p>
          </draw:text-box>
        </draw:frame>
        <draw:frame draw:style-name="gr10" draw:text-style-name="P1" draw:layer="layout" svg:width="1.492cm" svg:height="0.67cm" svg:x="14.971cm" svg:y="13.778cm">
          <draw:text-box>
            <text:p><text:span text:style-name="T1">29</text:span><text:span text:style-name="T1">3</text:span></text:p>
          </draw:text-box>
        </draw:frame>
        <draw:frame draw:style-name="gr11" draw:text-style-name="P1" draw:layer="layout" svg:width="1.493cm" svg:height="0.67cm" svg:x="17.545cm" svg:y="13.778cm">
          <draw:text-box>
            <text:p><text:span text:style-name="T1">298</text:span></text:p>
          </draw:text-box>
        </draw:frame>
        <draw:frame draw:style-name="gr10" draw:text-style-name="P1" draw:layer="layout" svg:width="1.492cm" svg:height="0.67cm" svg:x="20.062cm" svg:y="13.778cm">
          <draw:text-box>
            <text:p><text:span text:style-name="T1">30</text:span><text:span text:style-name="T1">3</text:span></text:p>
          </draw:text-box>
        </draw:frame>
        <draw:frame draw:style-name="gr6" draw:text-style-name="P1" draw:layer="layout" svg:width="1.598cm" svg:height="0.67cm" svg:x="1.446cm" svg:y="13.778cm">
          <draw:text-box>
            <text:p><text:span text:style-name="T1">mm. #</text:span></text:p>
          </draw:text-box>
        </draw:frame>
        <draw:frame draw:style-name="gr3" draw:text-style-name="P1" draw:layer="layout" svg:width="2.242cm" svg:height="0.67cm" svg:x="0.744cm" svg:y="17.378cm">
          <draw:text-box>
            <text:p><text:span text:style-name="T1">Subset </text:span><text:span text:style-name="T2">J/a</text:span></text:p>
          </draw:text-box>
        </draw:frame>
        <draw:frame draw:style-name="gr3" draw:text-style-name="P1" draw:layer="layout" svg:width="2.242cm" svg:height="0.67cm" svg:x="0.744cm" svg:y="19.478cm">
          <draw:text-box>
            <text:p><text:span text:style-name="T1">Subset </text:span><text:span text:style-name="T2">J/b</text:span></text:p>
          </draw:text-box>
        </draw:frame>
        <draw:frame draw:style-name="gr7" draw:text-style-name="P3" draw:layer="layout" svg:width="2.665cm" svg:height="0.835cm" svg:x="0.746cm" svg:y="12.878cm">
          <draw:text-box>
            <text:p><text:span text:style-name="T3">Var2:Sec1</text:span></text:p>
          </draw:text-box>
        </draw:frame>
        <draw:frame draw:style-name="gr8" draw:text-style-name="P1" draw:layer="layout" svg:width="1.303cm" svg:height="0.67cm" svg:x="22.604cm" svg:y="13.778cm">
          <draw:text-box>
            <text:p><text:span text:style-name="T1">308</text:span></text:p>
          </draw:text-box>
        </draw:frame>
        <draw:frame draw:style-name="gr8" draw:text-style-name="P1" draw:layer="layout" svg:width="1.303cm" svg:height="0.67cm" svg:x="25.134cm" svg:y="13.778cm">
          <draw:text-box>
            <text:p><text:span text:style-name="T1">313</text:span></text:p>
          </draw:text-box>
        </draw:frame>
        <draw:frame draw:style-name="gr8" draw:text-style-name="P1" draw:layer="layout" svg:width="1.303cm" svg:height="0.67cm" svg:x="27.69cm" svg:y="13.778cm">
          <draw:text-box>
            <text:p><text:span text:style-name="T1">31</text:span><text:span text:style-name="T1">8</text:span></text:p>
          </draw:text-box>
        </draw:frame>
        <draw:frame draw:style-name="gr8" draw:text-style-name="P1" draw:layer="layout" svg:width="1.303cm" svg:height="0.67cm" svg:x="30.183cm" svg:y="13.778cm">
          <draw:text-box>
            <text:p><text:span text:style-name="T1">323</text:span></text:p>
          </draw:text-box>
        </draw:frame>
        <draw:line draw:style-name="gr5" draw:text-style-name="P2" draw:layer="layout" svg:x1="3.013cm" svg:y1="14.913cm" svg:x2="3.235cm" svg:y2="14.913cm">
          <text:p/>
        </draw:line>
        <draw:line draw:style-name="gr5" draw:text-style-name="P2" draw:layer="layout" svg:x1="4.569cm" svg:y1="14.913cm" svg:x2="4.791cm" svg:y2="14.913cm">
          <text:p/>
        </draw:line>
        <draw:line draw:style-name="gr5" draw:text-style-name="P2" draw:layer="layout" svg:x1="12.683cm" svg:y1="14.913cm" svg:x2="12.905cm" svg:y2="14.913cm">
          <text:p/>
        </draw:line>
        <draw:line draw:style-name="gr5" draw:text-style-name="P2" draw:layer="layout" svg:x1="11.669cm" svg:y1="14.913cm" svg:x2="11.891cm" svg:y2="14.913cm">
          <text:p/>
        </draw:line>
        <draw:line draw:style-name="gr5" draw:text-style-name="P2" draw:layer="layout" svg:x1="20.785cm" svg:y1="14.913cm" svg:x2="21.007cm" svg:y2="14.913cm">
          <text:p/>
        </draw:line>
        <draw:line draw:style-name="gr5" draw:text-style-name="P2" draw:layer="layout" svg:x1="22.341cm" svg:y1="14.913cm" svg:x2="22.563cm" svg:y2="14.913cm">
          <text:p/>
        </draw:line>
        <draw:line draw:style-name="gr5" draw:text-style-name="P2" draw:layer="layout" svg:x1="3.032cm" svg:y1="15.613cm" svg:x2="5.978cm" svg:y2="15.613cm">
          <text:p/>
        </draw:line>
        <draw:line draw:style-name="gr5" draw:text-style-name="P2" draw:layer="layout" svg:x1="6.058cm" svg:y1="15.613cm" svg:x2="9.026cm" svg:y2="15.613cm">
          <text:p/>
        </draw:line>
        <draw:line draw:style-name="gr5" draw:text-style-name="P2" draw:layer="layout" svg:x1="9.119cm" svg:y1="15.613cm" svg:x2="12.065cm" svg:y2="15.613cm">
          <text:p/>
        </draw:line>
        <draw:line draw:style-name="gr5" draw:text-style-name="P2" draw:layer="layout" svg:x1="12.158cm" svg:y1="15.613cm" svg:x2="15.122cm" svg:y2="15.613cm">
          <text:p/>
        </draw:line>
        <draw:line draw:style-name="gr5" draw:text-style-name="P2" draw:layer="layout" svg:x1="15.219cm" svg:y1="15.613cm" svg:x2="18.165cm" svg:y2="15.613cm">
          <text:p/>
        </draw:line>
        <draw:line draw:style-name="gr5" draw:text-style-name="P2" draw:layer="layout" svg:x1="18.258cm" svg:y1="15.613cm" svg:x2="21.218cm" svg:y2="15.613cm">
          <text:p/>
        </draw:line>
        <draw:line draw:style-name="gr5" draw:text-style-name="P2" draw:layer="layout" svg:x1="21.319cm" svg:y1="15.613cm" svg:x2="24.265cm" svg:y2="15.613cm">
          <text:p/>
        </draw:line>
        <draw:line draw:style-name="gr5" draw:text-style-name="P2" draw:layer="layout" svg:x1="24.345cm" svg:y1="15.613cm" svg:x2="27.291cm" svg:y2="15.613cm">
          <text:p/>
        </draw:line>
        <draw:line draw:style-name="gr5" draw:text-style-name="P2" draw:layer="layout" svg:x1="27.391cm" svg:y1="15.613cm" svg:x2="30.337cm" svg:y2="15.613cm">
          <text:p/>
        </draw:line>
        <draw:line draw:style-name="gr5" draw:text-style-name="P2" draw:layer="layout" svg:x1="7.59cm" svg:y1="16.313cm" svg:x2="14.698cm" svg:y2="16.313cm">
          <text:p/>
        </draw:line>
        <draw:line draw:style-name="gr5" draw:text-style-name="P2" draw:layer="layout" svg:x1="10.64cm" svg:y1="17.713cm" svg:x2="25.384cm" svg:y2="17.713cm">
          <text:p/>
        </draw:line>
        <draw:line draw:style-name="gr5" draw:text-style-name="P2" draw:layer="layout" svg:x1="13.7cm" svg:y1="17.013cm" svg:x2="28.432cm" svg:y2="17.013cm">
          <text:p/>
        </draw:line>
        <draw:line draw:style-name="gr5" draw:text-style-name="P2" draw:layer="layout" svg:x1="14.712cm" svg:y1="19.813cm" svg:x2="18.424cm" svg:y2="19.813cm">
          <text:p/>
        </draw:line>
        <draw:frame draw:style-name="gr3" draw:text-style-name="P1" draw:layer="layout" svg:width="2.242cm" svg:height="0.67cm" svg:x="0.744cm" svg:y="18.078cm">
          <draw:text-box>
            <text:p><text:span text:style-name="T1">Subset </text:span><text:span text:style-name="T2">J/a</text:span></text:p>
          </draw:text-box>
        </draw:frame>
        <draw:frame draw:style-name="gr3" draw:text-style-name="P1" draw:layer="layout" svg:width="2.242cm" svg:height="0.67cm" svg:x="0.744cm" svg:y="18.778cm">
          <draw:text-box>
            <text:p><text:span text:style-name="T1">Subset </text:span><text:span text:style-name="T2">J/a</text:span></text:p>
          </draw:text-box>
        </draw:frame>
        <draw:line draw:style-name="gr5" draw:text-style-name="P2" draw:layer="layout" svg:x1="13.184cm" svg:y1="19.113cm" svg:x2="18.78cm" svg:y2="19.113cm">
          <text:p/>
        </draw:line>
        <draw:line draw:style-name="gr5" draw:text-style-name="P2" draw:layer="layout" svg:x1="17.784cm" svg:y1="18.413cm" svg:x2="20.812cm" svg:y2="18.413cm">
          <text:p/>
        </draw:line>
        <draw:frame draw:style-name="gr8" draw:text-style-name="P1" draw:layer="layout" svg:width="1.303cm" svg:height="0.67cm" svg:x="2.805cm" svg:y="1.778cm">
          <draw:text-box>
            <text:p><text:span text:style-name="T1">1-11</text:span></text:p>
          </draw:text-box>
        </draw:frame>
        <draw:frame draw:style-name="gr8" draw:text-style-name="P1" draw:layer="layout" svg:width="1.303cm" svg:height="0.67cm" svg:x="8.359cm" svg:y="1.778cm">
          <draw:text-box>
            <text:p><text:span text:style-name="T1">3-11</text:span></text:p>
          </draw:text-box>
        </draw:frame>
        <draw:frame draw:style-name="gr9" draw:text-style-name="P1" draw:layer="layout" svg:width="1.323cm" svg:height="0.67cm" svg:x="12.936cm" svg:y="1.778cm">
          <draw:text-box>
            <text:p><text:span text:style-name="T1">12-19</text:span></text:p>
          </draw:text-box>
        </draw:frame>
        <draw:frame draw:style-name="gr11" draw:text-style-name="P1" draw:layer="layout" svg:width="1.493cm" svg:height="0.67cm" svg:x="17.546cm" svg:y="1.778cm">
          <draw:text-box>
            <text:p><text:span text:style-name="T1">12-19</text:span></text:p>
          </draw:text-box>
        </draw:frame>
        <draw:frame draw:style-name="gr10" draw:text-style-name="P1" draw:layer="layout" svg:width="1.492cm" svg:height="0.67cm" svg:x="21.113cm" svg:y="1.778cm">
          <draw:text-box>
            <text:p><text:span text:style-name="T1">20-28</text:span></text:p>
          </draw:text-box>
        </draw:frame>
        <draw:frame draw:style-name="gr8" draw:text-style-name="P1" draw:layer="layout" svg:width="1.323cm" svg:height="0.67cm" svg:x="30.184cm" svg:y="1.778cm">
          <draw:text-box>
            <text:p><text:span text:style-name="T1">29-36</text:span></text:p>
          </draw:text-box>
        </draw:frame>
        <draw:frame draw:style-name="gr10" draw:text-style-name="P1" draw:layer="layout" svg:width="1.492cm" svg:height="0.67cm" svg:x="34.268cm" svg:y="1.778cm">
          <draw:text-box>
            <text:p><text:span text:style-name="T1">29-36</text:span></text:p>
          </draw:text-box>
        </draw:frame>
        <draw:frame draw:style-name="gr10" draw:text-style-name="P1" draw:layer="layout" svg:width="1.492cm" svg:height="0.67cm" svg:x="25.638cm" svg:y="1.778cm">
          <draw:text-box>
            <text:p><text:span text:style-name="T1">20</text:span><text:span text:style-name="T1">-</text:span><text:span text:style-name="T1">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18T05:53:54.505478000</dc:date>
    <meta:editing-duration>P4DT12H39M9S</meta:editing-duration>
    <meta:editing-cycles>131</meta:editing-cycles>
    <meta:generator>LibreOffice/5.1.6.2$MacOSX_X86_64 LibreOffice_project/07ac168c60a517dba0f0d7bc7540f5afa45f0909</meta:generator>
    <meta:document-statistic meta:object-count="179"/>
  </office:meta>
</office:document-meta>
</file>